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华文黑体 - Kelvin" svg:font-family="'华文黑体 - Kelvin'" style:font-family-generic="modern" style:font-pitch="fixed"/>
    <style:font-face style:name="文鼎ＰＬ简中楷" svg:font-family="文鼎ＰＬ简中楷" style:font-family-generic="modern" style:font-pitch="fixed"/>
    <style:font-face style:name="华文仿宋" svg:font-family="华文仿宋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paragraph-rsid="0003ce48" style:font-name-asian="华文仿宋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paragraph-rsid="00073d54" style:font-name-asian="华文仿宋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03ce48" officeooo:paragraph-rsid="0003ce48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2pt" fo:font-weight="bold" officeooo:rsid="0003ce48" officeooo:paragraph-rsid="0003ce48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3ce48" officeooo:paragraph-rsid="0003ce48" style:font-name-asian="华文仿宋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3ce48" officeooo:paragraph-rsid="00080e80" style:font-name-asian="华文仿宋" style:font-size-asian="14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fo:font-weight="normal" officeooo:rsid="0003ce48" officeooo:paragraph-rsid="00080e80" style:font-name-asian="华文仿宋" style:font-size-asian="14pt" style:font-weight-asian="normal" style:font-size-complex="14pt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fo:font-size="14pt" fo:font-weight="normal" officeooo:rsid="0003ce48" officeooo:paragraph-rsid="00080e80" style:font-name-asian="华文仿宋" style:font-size-asian="14pt" style:font-weight-asian="normal" style:font-size-complex="14pt" style:font-weight-complex="normal"/>
    </style:style>
    <style:style style:name="P9" style:family="paragraph" style:parent-style-name="Standard" style:list-style-name="L5">
      <style:paragraph-properties fo:text-align="start" style:justify-single-word="false"/>
      <style:text-properties fo:font-size="14pt" fo:font-weight="normal" officeooo:rsid="0003ce48" officeooo:paragraph-rsid="00080e80" style:font-name-asian="华文仿宋" style:font-size-asian="14pt" style:font-weight-asian="normal" style:font-size-complex="14pt" style:font-weight-complex="normal"/>
    </style:style>
    <style:style style:name="P10" style:family="paragraph" style:parent-style-name="Standard" style:list-style-name="L7">
      <style:paragraph-properties fo:text-align="start" style:justify-single-word="false"/>
      <style:text-properties fo:font-size="14pt" fo:font-weight="normal" officeooo:rsid="0003ce48" officeooo:paragraph-rsid="00080e80" style:font-name-asian="华文仿宋" style:font-size-asian="14pt" style:font-weight-asian="normal" style:font-size-complex="14pt" style:font-weight-complex="normal"/>
    </style:style>
    <style:style style:name="P11" style:family="paragraph" style:parent-style-name="Standard" style:list-style-name="L9">
      <style:paragraph-properties fo:text-align="start" style:justify-single-word="false"/>
      <style:text-properties fo:font-size="14pt" fo:font-weight="normal" officeooo:rsid="0003ce48" officeooo:paragraph-rsid="00080e80" style:font-name-asian="华文仿宋" style:font-size-asian="14pt" style:font-weight-asian="normal" style:font-size-complex="14pt" style:font-weight-complex="normal"/>
    </style:style>
    <style:style style:name="P12" style:family="paragraph" style:parent-style-name="Standard" style:list-style-name="L11">
      <style:paragraph-properties fo:text-align="start" style:justify-single-word="false"/>
      <style:text-properties fo:font-size="14pt" fo:font-weight="normal" officeooo:rsid="0003ce48" officeooo:paragraph-rsid="00080e80" style:font-name-asian="华文仿宋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paragraph-rsid="0003ce48" style:font-name-asian="华文仿宋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华文仿宋" fo:font-size="14pt" fo:font-weight="normal" officeooo:rsid="0003ce48" officeooo:paragraph-rsid="00080e80" style:font-name-asian="华文仿宋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华文仿宋" fo:font-size="14pt" fo:font-weight="normal" officeooo:rsid="0003ce48" officeooo:paragraph-rsid="000d6449" style:font-name-asian="华文仿宋" style:font-size-asian="14pt" style:font-weight-asian="normal" style:font-size-complex="14pt" style:font-weight-complex="normal"/>
    </style:style>
    <style:style style:name="P16" style:family="paragraph" style:parent-style-name="Standard">
      <style:text-properties officeooo:rsid="00080e80"/>
    </style:style>
    <style:style style:name="P17" style:family="paragraph" style:parent-style-name="Standard">
      <style:text-properties officeooo:rsid="00080e80" officeooo:paragraph-rsid="000d6449"/>
    </style:style>
    <style:style style:name="P18" style:family="paragraph" style:parent-style-name="Standard">
      <style:text-properties fo:color="#000000" officeooo:rsid="00080e80"/>
    </style:style>
    <style:style style:name="P19" style:family="paragraph" style:parent-style-name="Standard">
      <style:text-properties fo:color="#000000" officeooo:rsid="00080e80" officeooo:paragraph-rsid="000d6449"/>
    </style:style>
    <style:style style:name="P20" style:family="paragraph" style:parent-style-name="Standard">
      <style:text-properties fo:color="#000000" fo:font-style="italic"/>
    </style:style>
    <style:style style:name="P21" style:family="paragraph" style:parent-style-name="Standard">
      <style:text-properties fo:color="#000000" fo:font-style="italic" officeooo:rsid="00080e80"/>
    </style:style>
    <style:style style:name="P22" style:family="paragraph" style:parent-style-name="Standard">
      <style:text-properties fo:color="#000000" fo:font-style="italic" officeooo:paragraph-rsid="000907bf"/>
    </style:style>
    <style:style style:name="P23" style:family="paragraph" style:parent-style-name="Standard">
      <style:text-properties fo:color="#000000" fo:font-style="italic" officeooo:paragraph-rsid="000a8048"/>
    </style:style>
    <style:style style:name="P24" style:family="paragraph" style:parent-style-name="Standard">
      <style:text-properties fo:color="#000000" fo:font-style="italic" officeooo:paragraph-rsid="000d6449"/>
    </style:style>
    <style:style style:name="P25" style:family="paragraph" style:parent-style-name="Standard">
      <style:text-properties fo:color="#000000" fo:font-style="italic" officeooo:paragraph-rsid="000e0292"/>
    </style:style>
    <style:style style:name="P26" style:family="paragraph" style:parent-style-name="Standard">
      <style:text-properties fo:color="#000000" fo:font-style="italic" officeooo:paragraph-rsid="000f78a0"/>
    </style:style>
    <style:style style:name="T1" style:family="text">
      <style:text-properties officeooo:rsid="0003ce48"/>
    </style:style>
    <style:style style:name="T2" style:family="text">
      <style:text-properties officeooo:rsid="0005086c"/>
    </style:style>
    <style:style style:name="T3" style:family="text">
      <style:text-properties officeooo:rsid="0006eb18"/>
    </style:style>
    <style:style style:name="T4" style:family="text">
      <style:text-properties officeooo:rsid="00073d54"/>
    </style:style>
    <style:style style:name="T5" style:family="text">
      <style:text-properties officeooo:rsid="00080e80"/>
    </style:style>
    <style:style style:name="T6" style:family="text">
      <style:text-properties fo:color="#2985c7" fo:font-style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color="#000000" fo:font-style="italic"/>
    </style:style>
    <style:style style:name="T11" style:family="text">
      <style:text-properties officeooo:rsid="000907bf"/>
    </style:style>
    <style:style style:name="T12" style:family="text">
      <style:text-properties officeooo:rsid="000a8048"/>
    </style:style>
    <style:style style:name="T13" style:family="text">
      <style:text-properties officeooo:rsid="000b22d9"/>
    </style:style>
    <style:style style:name="T14" style:family="text">
      <style:text-properties officeooo:rsid="000c8e67"/>
    </style:style>
    <style:style style:name="T15" style:family="text">
      <style:text-properties officeooo:rsid="000d6449"/>
    </style:style>
    <style:style style:name="T16" style:family="text">
      <style:text-properties officeooo:rsid="000e0292"/>
    </style:style>
    <style:style style:name="T17" style:family="text">
      <style:text-properties officeooo:rsid="000f78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39cm" fo:text-indent="-0.635cm" fo:margin-left="3.73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74cm" fo:text-indent="-0.635cm" fo:margin-left="4.37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09cm" fo:text-indent="-0.635cm" fo:margin-left="5.00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44cm" fo:text-indent="-0.635cm" fo:margin-left="5.64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279cm" fo:text-indent="-0.635cm" fo:margin-left="6.27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14cm" fo:text-indent="-0.635cm" fo:margin-left="6.91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49cm" fo:text-indent="-0.635cm" fo:margin-left="7.54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184cm" fo:text-indent="-0.635cm" fo:margin-left="8.18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19cm" fo:text-indent="-0.635cm" fo:margin-left="8.81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54cm" fo:text-indent="-0.635cm" fo:margin-left="9.45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48cm" fo:text-indent="-0.635cm" fo:margin-left="4.4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115cm" fo:text-indent="-0.635cm" fo:margin-left="5.1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75cm" fo:text-indent="-0.635cm" fo:margin-left="5.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02cm" fo:text-indent="-0.635cm" fo:margin-left="7.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655cm" fo:text-indent="-0.635cm" fo:margin-left="7.6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9cm" fo:text-indent="-0.635cm" fo:margin-left="8.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925cm" fo:text-indent="-0.635cm" fo:margin-left="8.9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56cm" fo:text-indent="-0.635cm" fo:margin-left="9.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95cm" fo:text-indent="-0.635cm" fo:margin-left="10.19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48cm" fo:text-indent="-0.635cm" fo:margin-left="4.4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115cm" fo:text-indent="-0.635cm" fo:margin-left="5.1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75cm" fo:text-indent="-0.635cm" fo:margin-left="5.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02cm" fo:text-indent="-0.635cm" fo:margin-left="7.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655cm" fo:text-indent="-0.635cm" fo:margin-left="7.6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9cm" fo:text-indent="-0.635cm" fo:margin-left="8.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925cm" fo:text-indent="-0.635cm" fo:margin-left="8.9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56cm" fo:text-indent="-0.635cm" fo:margin-left="9.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95cm" fo:text-indent="-0.635cm" fo:margin-left="10.19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357cm" fo:text-indent="-0.635cm" fo:margin-left="4.3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92cm" fo:text-indent="-0.635cm" fo:margin-left="4.99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627cm" fo:text-indent="-0.635cm" fo:margin-left="5.62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262cm" fo:text-indent="-0.635cm" fo:margin-left="6.26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97cm" fo:text-indent="-0.635cm" fo:margin-left="6.89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532cm" fo:text-indent="-0.635cm" fo:margin-left="7.53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167cm" fo:text-indent="-0.635cm" fo:margin-left="8.16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802cm" fo:text-indent="-0.635cm" fo:margin-left="8.80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437cm" fo:text-indent="-0.635cm" fo:margin-left="9.43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072cm" fo:text-indent="-0.635cm" fo:margin-left="10.07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98cm" fo:text-indent="-0.635cm" fo:margin-left="5.09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733cm" fo:text-indent="-0.635cm" fo:margin-left="5.73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368cm" fo:text-indent="-0.635cm" fo:margin-left="6.36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7.003cm" fo:text-indent="-0.635cm" fo:margin-left="7.00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638cm" fo:text-indent="-0.635cm" fo:margin-left="7.63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273cm" fo:text-indent="-0.635cm" fo:margin-left="8.27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908cm" fo:text-indent="-0.635cm" fo:margin-left="8.9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543cm" fo:text-indent="-0.635cm" fo:margin-left="9.54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78cm" fo:text-indent="-0.635cm" fo:margin-left="10.17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813cm" fo:text-indent="-0.635cm" fo:margin-left="10.813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48cm" fo:text-indent="-0.635cm" fo:margin-left="4.4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115cm" fo:text-indent="-0.635cm" fo:margin-left="5.1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75cm" fo:text-indent="-0.635cm" fo:margin-left="5.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02cm" fo:text-indent="-0.635cm" fo:margin-left="7.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655cm" fo:text-indent="-0.635cm" fo:margin-left="7.6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9cm" fo:text-indent="-0.635cm" fo:margin-left="8.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925cm" fo:text-indent="-0.635cm" fo:margin-left="8.9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56cm" fo:text-indent="-0.635cm" fo:margin-left="9.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95cm" fo:text-indent="-0.635cm" fo:margin-left="10.19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49cm" fo:text-indent="-0.635cm" fo:margin-left="8.14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784cm" fo:text-indent="-0.635cm" fo:margin-left="8.78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19cm" fo:text-indent="-0.635cm" fo:margin-left="9.41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054cm" fo:text-indent="-0.635cm" fo:margin-left="10.05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689cm" fo:text-indent="-0.635cm" fo:margin-left="10.689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727cm" fo:text-indent="-0.635cm" fo:margin-left="4.7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362cm" fo:text-indent="-0.635cm" fo:margin-left="5.36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997cm" fo:text-indent="-0.635cm" fo:margin-left="5.99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632cm" fo:text-indent="-0.635cm" fo:margin-left="6.6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267cm" fo:text-indent="-0.635cm" fo:margin-left="7.26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902cm" fo:text-indent="-0.635cm" fo:margin-left="7.90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537cm" fo:text-indent="-0.635cm" fo:margin-left="8.53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172cm" fo:text-indent="-0.635cm" fo:margin-left="9.17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807cm" fo:text-indent="-0.635cm" fo:margin-left="9.80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442cm" fo:text-indent="-0.635cm" fo:margin-left="10.44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885cm" fo:text-indent="-0.635cm" fo:margin-left="7.88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52cm" fo:text-indent="-0.635cm" fo:margin-left="8.5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9.155cm" fo:text-indent="-0.635cm" fo:margin-left="9.15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79cm" fo:text-indent="-0.635cm" fo:margin-left="9.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425cm" fo:text-indent="-0.635cm" fo:margin-left="10.4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06cm" fo:text-indent="-0.635cm" fo:margin-left="11.0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779cm" fo:text-indent="-0.635cm" fo:margin-left="7.7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414cm" fo:text-indent="-0.635cm" fo:margin-left="8.4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049cm" fo:text-indent="-0.635cm" fo:margin-left="9.0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684cm" fo:text-indent="-0.635cm" fo:margin-left="9.6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319cm" fo:text-indent="-0.635cm" fo:margin-left="10.31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类设计</text:p>
      <text:p text:style-name="P4"/>
      <text:p text:style-name="P5">1.填补空白区</text:p>
      <text:p text:style-name="P3"/>
      <text:p text:style-name="P5">希望的功能：日程，选择日期，天气预报，视图切换，主题切换，节日详情。</text:p>
      <text:p text:style-name="P2"><text:span text:style-name="T1">可用资源: <text:s/>Qt类库</text:span><text:span text:style-name="T4">（</text:span><text:span text:style-name="T3">MVC模型</text:span><text:span text:style-name="T4">，QDomDocument类）</text:span><text:span text:style-name="T1">，</text:span><text:span text:style-name="T2">XML文件，网络资源</text:span><text:span text:style-name="T3">，</text:span><text:span text:style-name="T4">JavacriptDate类</text:span><text:span text:style-name="T1">。</text:span></text:p>
      <text:p text:style-name="P1"><text:span text:style-name="T1">中间元素：，日期类，天气类，界面类，节日类</text:span><text:span text:style-name="T4">，日程类</text:span><text:span text:style-name="T1">。</text:span></text:p>
      <text:p text:style-name="P1"><text:span text:style-name="T1"/></text:p>
      <text:p text:style-name="P6"><text:span text:style-name="T5">2.实现用例</text:span></text:p>
      <text:p text:style-name="P6"><text:span text:style-name="T5"/></text:p>
      <text:p text:style-name="P6"><text:span text:style-name="T5"><text:s text:c="4"/>2.1提取用例职责</text:span></text:p>
      <text:p text:style-name="P6"><text:span text:style-name="T5"><text:s text:c="11"/></text:span></text:p>
      <text:p text:style-name="P6"><text:span text:style-name="T5"><text:s text:c="11"/>切换日期用例：</text:span></text:p>
      <text:list xml:id="list1798055510" text:style-name="L1">
        <text:list-item>
          <text:p text:style-name="P7"><text:span text:style-name="T5">公农历日期转换</text:span></text:p>
        </text:list-item>
        <text:list-item>
          <text:p text:style-name="P7"><text:span text:style-name="T5">日期跳转</text:span></text:p>
          <text:p text:style-name="P7"><text:span text:style-name="T5"/></text:p>
        </text:list-item>
      </text:list>
      <text:p text:style-name="P6"><text:span text:style-name="T5"><text:s text:c="13"/>切换主题用例：</text:span></text:p>
      <text:list xml:id="list1071406578" text:style-name="L4">
        <text:list-item>
          <text:p text:style-name="P8"><text:span text:style-name="T5">主题预览</text:span></text:p>
        </text:list-item>
        <text:list-item>
          <text:p text:style-name="P8"><text:span text:style-name="T5">主题切换</text:span></text:p>
        </text:list-item>
        <text:list-item>
          <text:p text:style-name="P8"><text:span text:style-name="T5">主题应用</text:span></text:p>
        </text:list-item>
      </text:list>
      <text:p text:style-name="P6"><text:span text:style-name="T5"><text:s text:c="14"/>管理日程用例：</text:span></text:p>
      <text:list xml:id="list1525176535" text:style-name="L5">
        <text:list-item>
          <text:p text:style-name="P9"><text:span text:style-name="T5">日程添加</text:span></text:p>
        </text:list-item>
        <text:list-item>
          <text:p text:style-name="P9"><text:span text:style-name="T5">日程修改</text:span></text:p>
        </text:list-item>
        <text:list-item>
          <text:p text:style-name="P9"><text:span text:style-name="T5">日程删除</text:span></text:p>
        </text:list-item>
        <text:list-item>
          <text:p text:style-name="P9"><text:span text:style-name="T5">日程浏览</text:span></text:p>
        </text:list-item>
      </text:list>
      <text:p text:style-name="P6"><text:span text:style-name="T5"><text:s text:c="16"/>查询天气预报用例：</text:span></text:p>
      <text:list xml:id="list1920250794" text:style-name="L7">
        <text:list-item>
          <text:p text:style-name="P10"><text:span text:style-name="T5">查询天气信息</text:span></text:p>
        </text:list-item>
        <text:list-item>
          <text:p text:style-name="P10"><text:span text:style-name="T5"><text:s/>显示天气信息</text:span></text:p>
        </text:list-item>
      </text:list>
      <text:p text:style-name="P6"><text:span text:style-name="T5"><text:s text:c="17"/>查看节日用例：</text:span></text:p>
      <text:list xml:id="list1219081141" text:style-name="L9">
        <text:list-header>
          <text:p text:style-name="P11"><text:span text:style-name="T5"/></text:p>
        </text:list-header>
        <text:list-item>
          <text:p text:style-name="P11"><text:span text:style-name="T5">显示节日详细信息</text:span></text:p>
        </text:list-item>
      </text:list>
      <text:p text:style-name="P6"><text:span text:style-name="T5"><text:s text:c="17"/>切换视图用例：</text:span></text:p>
      <text:list xml:id="list358363254" text:style-name="L11">
        <text:list-item>
          <text:p text:style-name="P12"><text:span text:style-name="T5">显示日期</text:span></text:p>
        </text:list-item>
        <text:list-item>
          <text:p text:style-name="P12"><text:span text:style-name="T5">视图切换</text:span></text:p>
        </text:list-item>
      </text:list>
      <text:p text:style-name="P6"><text:soft-page-break/><text:span text:style-name="T5"/></text:p>
      <text:p text:style-name="P6"><text:span text:style-name="T5"/></text:p>
      <text:p text:style-name="P6"><text:span text:style-name="T5">2.2 根据职责分解操作</text:span></text:p>
      <text:p text:style-name="P6"><text:span text:style-name="T5"/></text:p>
      <text:p text:style-name="P6"><text:span text:style-name="T5"><text:s text:c="7"/>1.公农历日期转换：</text:span></text:p>
      <text:p text:style-name="P14"><text:span text:style-name="T5"><text:s text:c="12"/></text:span></text:p>
      <text:p text:style-name="P16"><text:span text:style-name="T7"><text:s/>获得农历的润</text:span><text:span text:style-name="T9">月--</text:span><text:span text:style-name="T10">GetLeapMonth() </text:span></text:p>
      <text:p text:style-name="P16"><text:span text:style-name="T6"/></text:p>
      <text:p text:style-name="P18"><text:span text:style-name="T8"><text:s/>获得农历月份的天数--LunarMonthDays()</text:span></text:p>
      <text:p text:style-name="P16"><text:span text:style-name="T6"/></text:p>
      <text:p text:style-name="P16"><text:s/>获得农历年的天<text:span text:style-name="T11">数</text:span>--LunarYearDays（）</text:p>
      <text:p text:style-name="P16"><text:span text:style-name="T6"><text:s text:c="11"/></text:span></text:p>
      <text:p text:style-name="P18"><text:span text:style-name="T8"><text:s/>把公历日期转换为农历日期--GetLunarDateString（）</text:span></text:p>
      <text:p text:style-name="P21"/>
      <text:p text:style-name="P20"><text:span text:style-name="T5"><text:s/>2.日期跳转</text:span></text:p>
      <text:p text:style-name="P20"><text:span text:style-name="T5"/></text:p>
      <text:p text:style-name="P20"><text:span text:style-name="T5">获得当前日期—</text:span><text:span text:style-name="T11">G</text:span><text:span text:style-name="T5">et</text:span><text:span text:style-name="T11">C</text:span><text:span text:style-name="T5">urrent</text:span><text:span text:style-name="T11">Date（）</text:span></text:p>
      <text:p text:style-name="P20"><text:span text:style-name="T11"/></text:p>
      <text:p text:style-name="P20"><text:span text:style-name="T11">获得修改后的日期—GetModifiedDate（）</text:span></text:p>
      <text:p text:style-name="P20"><text:span text:style-name="T11"/></text:p>
      <text:p text:style-name="P20"><text:span text:style-name="T11">回到今天</text:span><text:span text:style-name="T12">—BackToToday（）</text:span></text:p>
      <text:p text:style-name="P20"><text:span text:style-name="T5"><text:s text:c="2"/></text:span></text:p>
      <text:p text:style-name="P22"><text:span text:style-name="T11">3.主题预览：</text:span></text:p>
      <text:p text:style-name="P22"><text:span text:style-name="T11"/></text:p>
      <text:p text:style-name="P22"><text:span text:style-name="T11">获得当前应用主题—GetCurrentAppliedTheme()</text:span></text:p>
      <text:p text:style-name="P22"><text:span text:style-name="T11"/></text:p>
      <text:p text:style-name="P22"><text:span text:style-name="T11">显示当前主题-DisplayCurrentTheme()</text:span></text:p>
      <text:p text:style-name="P22"><text:span text:style-name="T11"/></text:p>
      <text:p text:style-name="P22"><text:span text:style-name="T11">4.主题切换：</text:span></text:p>
      <text:p text:style-name="P22"><text:span text:style-name="T11"/></text:p>
      <text:p text:style-name="P22"><text:span text:style-name="T11">获得所有主题—GetAllTheme()</text:span></text:p>
      <text:p text:style-name="P22"><text:span text:style-name="T11"/></text:p>
      <text:p text:style-name="P22"><text:span text:style-name="T11">5.主题应用：</text:span></text:p>
      <text:p text:style-name="P22"><text:span text:style-name="T11"/></text:p>
      <text:p text:style-name="P22"><text:span text:style-name="T11">应用当前选择主题—ApplyCurrentTheme()</text:span></text:p>
      <text:p text:style-name="P22"><text:span text:style-name="T11"/></text:p>
      <text:p text:style-name="P22"><text:span text:style-name="T11">6.日程添加：</text:span></text:p>
      <text:p text:style-name="P22"><text:span text:style-name="T11"/></text:p>
      <text:p text:style-name="P23"><text:span text:style-name="T12">添加日程：AddSchedule（）</text:span></text:p>
      <text:p text:style-name="P23"><text:span text:style-name="T12"/></text:p>
      <text:p text:style-name="P23"><text:span text:style-name="T12">7.日程修改：</text:span></text:p>
      <text:p text:style-name="P23"><text:span text:style-name="T12"/></text:p>
      <text:p text:style-name="P23"><text:span text:style-name="T12">修改日程：UpdateSchedule（）</text:span></text:p>
      <text:p text:style-name="P23"><text:span text:style-name="T12">获得主题：GetTheme（）</text:span></text:p>
      <text:p text:style-name="P23"><text:span text:style-name="T12">获得发生时间：GetOccurTime（）</text:span></text:p>
      <text:p text:style-name="P23"><text:span text:style-name="T12">获得详细描述：GetDetail（）</text:span></text:p>
      <text:p text:style-name="P23"><text:span text:style-name="T12"/></text:p>
      <text:p text:style-name="P23"><text:span text:style-name="T12">8.日程删除：</text:span></text:p>
      <text:p text:style-name="P23"><text:soft-page-break/><text:span text:style-name="T12"/></text:p>
      <text:p text:style-name="P23"><text:span text:style-name="T12">删除当前日程：DeleteSchedule（）</text:span></text:p>
      <text:p text:style-name="P23"><text:span text:style-name="T12"/></text:p>
      <text:p text:style-name="P23"><text:span text:style-name="T12"/></text:p>
      <text:p text:style-name="P23"><text:span text:style-name="T12">9.日程浏览：</text:span></text:p>
      <text:p text:style-name="P23"><text:span text:style-name="T12"><text:s/></text:span></text:p>
      <text:p text:style-name="P23"><text:span text:style-name="T12">获得当前所有日程： GetAllSchedule（）</text:span></text:p>
      <text:p text:style-name="P23"><text:span text:style-name="T12"/></text:p>
      <text:p text:style-name="P23"><text:span text:style-name="T12">10. 查询天气信息：</text:span></text:p>
      <text:p text:style-name="P23"><text:span text:style-name="T12"/></text:p>
      <text:p text:style-name="P23"><text:span text:style-name="T12">获得天气位置：GetWeatherLocation（）</text:span></text:p>
      <text:p text:style-name="P23"><text:span text:style-name="T12"/></text:p>
      <text:p text:style-name="P23"><text:span text:style-name="T12">11.显示天气信息：</text:span></text:p>
      <text:p text:style-name="P23"><text:span text:style-name="T12"/></text:p>
      <text:p text:style-name="P23"><text:span text:style-name="T12">更新当前天气信息：UpdateWeatherInformation()</text:span></text:p>
      <text:p text:style-name="P23"><text:span text:style-name="T12"/></text:p>
      <text:p text:style-name="P23"><text:span text:style-name="T12">12.显示节日信息：</text:span></text:p>
      <text:p text:style-name="P23"><text:span text:style-name="T12"/></text:p>
      <text:p text:style-name="P23"><text:span text:style-name="T12">获得节日信息 ： <text:s/>GetFestivalInformation（）</text:span></text:p>
      <text:p text:style-name="P23"><text:span text:style-name="T12"/></text:p>
      <text:p text:style-name="P23"><text:span text:style-name="T12">13.显示日期</text:span></text:p>
      <text:p text:style-name="P23"><text:span text:style-name="T12"/></text:p>
      <text:p text:style-name="P23"><text:span text:style-name="T12">获得当前公历日期信息</text:span><text:span text:style-name="T13">：GetSolarDateInformation（）</text:span></text:p>
      <text:p text:style-name="P23"><text:span text:style-name="T13"/></text:p>
      <text:p text:style-name="P23"><text:span text:style-name="T13">判断节日信息</text:span><text:span text:style-name="T14">：JudgeFestival（）</text:span></text:p>
      <text:p text:style-name="P23"><text:span text:style-name="T14"/></text:p>
      <text:p text:style-name="P23"><text:span text:style-name="T14">获得农历日期信息：GetLunarDateInformation（）</text:span></text:p>
      <text:p text:style-name="P23"><text:span text:style-name="T14"/></text:p>
      <text:p text:style-name="P23"><text:span text:style-name="T14">14.视图切换：</text:span></text:p>
      <text:p text:style-name="P23"><text:span text:style-name="T14"/></text:p>
      <text:p text:style-name="P23"><text:span text:style-name="T14">获得当前视图：GetCurrentView（）</text:span></text:p>
      <text:p text:style-name="P23"><text:span text:style-name="T14"/></text:p>
      <text:p text:style-name="P23"><text:span text:style-name="T14">切换视图：ChangeView（）</text:span></text:p>
      <text:p text:style-name="P23"><text:span text:style-name="T13"/></text:p>
      <text:p text:style-name="P24"><text:span text:style-name="T15">3.设计算法</text:span></text:p>
      <text:p text:style-name="P24"><text:span text:style-name="T15"><text:s text:c="2"/></text:span></text:p>
      <text:p text:style-name="P24"><text:span text:style-name="T15"/></text:p>
      <text:p text:style-name="P24"><text:span text:style-name="T15">3.1定义内部类和操作</text:span></text:p>
      <text:p text:style-name="P24"><text:span text:style-name="T15"/></text:p>
      <text:p text:style-name="P24"><text:span text:style-name="T15"/></text:p>
      <text:p text:style-name="P24"><text:span text:style-name="T15">在主题切换中涉及的操作在分析模型中没有，因此我们增加一个</text:span><text:span text:style-name="T17">Theme</text:span><text:span text:style-name="T15">的类</text:span></text:p>
      <text:p text:style-name="P24"><text:span text:style-name="T15"/></text:p>
      <text:p text:style-name="P26"><text:span text:style-name="T17">在切换视图中涉及的操作在分析模型中没有，因此我们增加一个View的类</text:span></text:p>
      <text:p text:style-name="P24"><text:span text:style-name="T15"/></text:p>
      <text:p text:style-name="P24"><text:span text:style-name="T15"/></text:p>
      <text:p text:style-name="P24"><text:span text:style-name="T15">3.2 把操作分配给类</text:span></text:p>
      <text:p text:style-name="P24"><text:span text:style-name="T15"/></text:p>
      <text:p text:style-name="P24"><text:span text:style-name="T15"/></text:p>
      <text:p text:style-name="P24"><text:span text:style-name="T15"><text:s text:c="2"/>Date：</text:span></text:p>
      <text:p text:style-name="P15"><text:soft-page-break/><text:span text:style-name="T5"><text:s text:c="12"/></text:span></text:p>
      <text:p text:style-name="P17"><text:span text:style-name="T10">GetLeapMonth() </text:span></text:p>
      <text:p text:style-name="P17"><text:span text:style-name="T6"/></text:p>
      <text:p text:style-name="P19"><text:span text:style-name="T8">LunarMonthDays()</text:span></text:p>
      <text:p text:style-name="P17"><text:span text:style-name="T6"/></text:p>
      <text:p text:style-name="P17">LunarYearDays（）</text:p>
      <text:p text:style-name="P17"><text:span text:style-name="T6"><text:s text:c="11"/></text:span></text:p>
      <text:p text:style-name="P19"><text:span text:style-name="T8">GetLunarDateString（）</text:span></text:p>
      <text:p text:style-name="P24"><text:span text:style-name="T5"/></text:p>
      <text:p text:style-name="P24"><text:span text:style-name="T11">G</text:span><text:span text:style-name="T5">et</text:span><text:span text:style-name="T11">C</text:span><text:span text:style-name="T5">urrent</text:span><text:span text:style-name="T11">Date（）</text:span></text:p>
      <text:p text:style-name="P24"><text:span text:style-name="T11"/></text:p>
      <text:p text:style-name="P24"><text:span text:style-name="T11">GetModifiedDate（）</text:span></text:p>
      <text:p text:style-name="P24"><text:span text:style-name="T13"/></text:p>
      <text:p text:style-name="P24"><text:span text:style-name="T13">GetSolarDateInformation（）</text:span></text:p>
      <text:p text:style-name="P24"><text:span text:style-name="T13"/></text:p>
      <text:p text:style-name="P24"><text:span text:style-name="T14">GetLunarDateInformation（）</text:span></text:p>
      <text:p text:style-name="P26"><text:span text:style-name="T14">JudgeFestival（）</text:span></text:p>
      <text:p text:style-name="P26"><text:span text:style-name="T12">BackToToday（</text:span><text:span text:style-name="T15">）</text:span></text:p>
      <text:p text:style-name="P24"><text:span text:style-name="T14"/></text:p>
      <text:p text:style-name="P24"><text:span text:style-name="T15"/></text:p>
      <text:p text:style-name="P24"><text:span text:style-name="T15">Weather：</text:span></text:p>
      <text:p text:style-name="P24"><text:span text:style-name="T15"/></text:p>
      <text:p text:style-name="P24"><text:span text:style-name="T15"/></text:p>
      <text:p text:style-name="P24"><text:span text:style-name="T12">GetWeatherLocation（）</text:span></text:p>
      <text:p text:style-name="P24"><text:span text:style-name="T12"/></text:p>
      <text:p text:style-name="P24"><text:span text:style-name="T12">UpdateWeatherInformation( )</text:span></text:p>
      <text:p text:style-name="P24"><text:span text:style-name="T12"/></text:p>
      <text:p text:style-name="P24"><text:span text:style-name="T12"/></text:p>
      <text:p text:style-name="P24"><text:span text:style-name="T15">Schedule:</text:span></text:p>
      <text:p text:style-name="P24"><text:span text:style-name="T15"><text:s text:c="8"/></text:span></text:p>
      <text:p text:style-name="P24"><text:span text:style-name="T12">GetTheme（）</text:span></text:p>
      <text:p text:style-name="P24"><text:span text:style-name="T12">GetOccurTime（）</text:span></text:p>
      <text:p text:style-name="P24"><text:span text:style-name="T12">GetDetail（）</text:span></text:p>
      <text:p text:style-name="P26"><text:span text:style-name="T12">AddSchedule（）</text:span></text:p>
      <text:p text:style-name="P26"><text:span text:style-name="T12">UpdateSchedule（）</text:span></text:p>
      <text:p text:style-name="P26"><text:span text:style-name="T12">DeleteSchedule（）</text:span></text:p>
      <text:p text:style-name="P26"><text:span text:style-name="T12">GetAllSchedule（）</text:span></text:p>
      <text:p text:style-name="P26"><text:span text:style-name="T15"/></text:p>
      <text:p text:style-name="P24"><text:span text:style-name="T15"/></text:p>
      <text:p text:style-name="P24"><text:span text:style-name="T15"/></text:p>
      <text:p text:style-name="P25"><text:span text:style-name="T16"/></text:p>
      <text:p text:style-name="P25"><text:span text:style-name="T16"/></text:p>
      <text:p text:style-name="P25"><text:span text:style-name="T15">Festival:</text:span></text:p>
      <text:p text:style-name="P24"><text:span text:style-name="T12">GetFestivalInformation（）</text:span></text:p>
      <text:p text:style-name="P24"><text:span text:style-name="T12"/></text:p>
      <text:p text:style-name="P24"><text:span text:style-name="T12"/></text:p>
      <text:p text:style-name="P26"><text:span text:style-name="T17">View：</text:span></text:p>
      <text:p text:style-name="P24"><text:span text:style-name="T15"/></text:p>
      <text:p text:style-name="P26"><text:span text:style-name="T14">GetCurrentView（</text:span><text:span text:style-name="T15">)</text:span></text:p>
      <text:p text:style-name="P26"><text:soft-page-break/><text:span text:style-name="T14">ChangeView（）</text:span></text:p>
      <text:p text:style-name="P26"><text:span text:style-name="T17">DisplayDate()</text:span></text:p>
      <text:p text:style-name="P24"><text:span text:style-name="T14"/></text:p>
      <text:p text:style-name="P26"><text:span text:style-name="T17"/></text:p>
      <text:p text:style-name="P26"><text:span text:style-name="T17">Theme:</text:span></text:p>
      <text:p text:style-name="P26"><text:span text:style-name="T17"/></text:p>
      <text:p text:style-name="P25"><text:span text:style-name="T11"/></text:p>
      <text:p text:style-name="P25"><text:span text:style-name="T11">GetCurrentAppliedTheme()</text:span></text:p>
      <text:p text:style-name="P25"><text:span text:style-name="T16">D</text:span><text:span text:style-name="T11">isplayCurrentTheme()</text:span></text:p>
      <text:p text:style-name="P25"><text:span text:style-name="T11">GetAllTheme()</text:span></text:p>
      <text:p text:style-name="P25"><text:span text:style-name="T11">ApplyCurrentTheme()</text:span></text:p>
      <text:p text:style-name="P25"><text:span text:style-name="T16"/></text:p>
      <text:p text:style-name="P25"><text:span text:style-name="T16"/></text:p>
      <text:p text:style-name="P25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华文黑体 - Kelvin" svg:font-family="'华文黑体 - Kelvin'" style:font-family-generic="modern" style:font-pitch="fixed"/>
    <style:font-face style:name="文鼎ＰＬ简中楷" svg:font-family="文鼎ＰＬ简中楷" style:font-family-generic="modern" style:font-pitch="fixed"/>
    <style:font-face style:name="华文仿宋" svg:font-family="华文仿宋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AR PL UMing CN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文鼎ＰＬ简中楷" style:font-size-asian="10pt" style:font-name-complex="华文黑体 - Kelvin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3:22:45</meta:creation-date>
    <dc:date>2013-01-05T17:13:06</dc:date>
    <meta:editing-duration>PT3H4M12S</meta:editing-duration>
    <meta:editing-cycles>7</meta:editing-cycles>
    <meta:generator>LibreOffice/3.6$Linux_x86 LibreOffice_project/da8c1e6-fd468f4-454e206-f42a4a9-143cfd</meta:generator>
    <meta:document-statistic meta:table-count="0" meta:image-count="0" meta:object-count="0" meta:page-count="5" meta:paragraph-count="115" meta:word-count="751" meta:character-count="1826" meta:non-whitespace-character-count="1637"/>
  </office:meta>
</office:document-meta>
</file>